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cm" fo:min-width="9.75cm"/>
    </style:style>
    <style:style style:name="gr2" style:family="graphic" style:parent-style-name="standard">
      <style:graphic-properties draw:stroke="none" svg:stroke-color="#000000" draw:fill="none" draw:fill-color="#ffffff" fo:min-height="2.492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4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5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2.75cm" fo:min-width="20.976cm"/>
    </style:style>
    <style:style style:name="gr7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9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5cm" fo:min-width="16.75cm"/>
    </style:style>
    <style:style style:name="gr1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2.5cm" fo:min-width="16.75cm"/>
    </style:style>
    <style:style style:name="gr13" style:family="graphic" style:parent-style-name="standard">
      <style:graphic-properties draw:stroke="none" svg:stroke-color="#000000" draw:fill="none" draw:fill-color="#ffffff" fo:min-height="2.388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19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0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25cm" fo:min-width="0.03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0.5cm"/>
      <style:paragraph-properties style:writing-mode="lr-tb"/>
    </style:style>
    <style:style style:name="gr32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3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objectwithoutfill">
      <style:graphic-properties draw:marker-end="Arrowheads_20_13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2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43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44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45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46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47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4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0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1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2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53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54" style:family="graphic" style:parent-style-name="standard">
      <style:graphic-properties draw:fill-color="#f7d1d5" draw:textarea-horizontal-align="justify" draw:textarea-vertical-align="middle" draw:auto-grow-height="false" fo:min-height="0.25cm" fo:min-width="0.087cm"/>
    </style:style>
    <style:style style:name="gr55" style:family="graphic" style:parent-style-name="standard">
      <style:graphic-properties draw:fill-color="#f7d1d5" draw:textarea-horizontal-align="justify" draw:textarea-vertical-align="middle" draw:auto-grow-height="false" fo:min-height="0.75cm" fo:min-width="1.421cm"/>
      <style:paragraph-properties style:writing-mode="lr-tb"/>
    </style:style>
    <style:style style:name="gr56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58" style:family="graphic" style:parent-style-name="objectwithoutfill">
      <style:graphic-properties draw:marker-end="Arrowheads_20_15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2.75cm" fo:min-width="3.25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5cm" fo:min-width="0.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5" style:family="graphic" style:parent-style-name="standard">
      <style:graphic-properties draw:fill-color="#8e86ae" draw:textarea-horizontal-align="justify" draw:textarea-vertical-align="middle" draw:auto-grow-height="false" fo:min-height="0.25cm" fo:min-width="0.039cm"/>
    </style:style>
    <style:style style:name="gr66" style:family="graphic" style:parent-style-name="standard">
      <style:graphic-properties draw:fill-color="#8e86ae" draw:textarea-horizontal-align="justify" draw:textarea-vertical-align="middle" draw:auto-grow-height="false" fo:min-height="0.75cm" fo:min-width="0.712cm"/>
      <style:paragraph-properties style:writing-mode="lr-tb"/>
    </style:style>
    <style:style style:name="gr67" style:family="graphic" style:parent-style-name="standard">
      <style:graphic-properties draw:fill-color="#dee6ef" draw:textarea-horizontal-align="justify" draw:textarea-vertical-align="middle" draw:auto-grow-height="false" fo:min-height="0.25cm" fo:min-width="0.039cm"/>
    </style:style>
    <style:style style:name="gr68" style:family="graphic" style:parent-style-name="standard">
      <style:graphic-properties draw:fill-color="#dee6ef" draw:textarea-horizontal-align="justify" draw:textarea-vertical-align="middle" draw:auto-grow-height="false" fo:min-height="0.75cm" fo:min-width="0.712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3.551cm" fo:min-width="5.475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1.5cm" fo:min-width="1.621cm"/>
      <style:paragraph-properties style:writing-mode="lr-tb"/>
    </style:style>
    <style:style style:name="gr73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2cm" fo:min-width="8.75cm"/>
    </style:style>
    <style:style style:name="gr78" style:family="graphic" style:parent-style-name="standard">
      <style:graphic-properties draw:fill-color="#00a933" draw:textarea-horizontal-align="justify" draw:textarea-vertical-align="middle" draw:auto-grow-height="false" fo:min-height="0.104cm" fo:min-width="0cm"/>
    </style:style>
    <style:style style:name="gr79" style:family="graphic" style:parent-style-name="standard">
      <style:graphic-properties draw:fill-color="#ff972f" draw:textarea-horizontal-align="justify" draw:textarea-vertical-align="middle" draw:auto-grow-height="false" fo:min-height="0.104cm" fo:min-width="0cm"/>
    </style:style>
    <style:style style:name="gr80" style:family="graphic" style:parent-style-name="standard">
      <style:graphic-properties draw:fill-color="#ff0000" draw:textarea-horizontal-align="justify" draw:textarea-vertical-align="middle" draw:auto-grow-height="false" fo:min-height="0.104cm" fo:min-width="0cm"/>
    </style:style>
    <style:style style:name="gr81" style:family="graphic" style:parent-style-name="standard">
      <style:graphic-properties draw:fill-color="#8ebbea" draw:textarea-horizontal-align="justify" draw:textarea-vertical-align="middle" draw:auto-grow-height="false" fo:min-height="0.104cm" fo:min-width="0cm"/>
    </style:style>
    <style:style style:name="gr82" style:family="graphic" style:parent-style-name="standard">
      <style:graphic-properties draw:fill-color="#ffff38" draw:textarea-horizontal-align="justify" draw:textarea-vertical-align="middle" draw:auto-grow-height="false" fo:min-height="0.75cm" fo:min-width="0.712cm"/>
      <style:paragraph-properties style:writing-mode="lr-tb"/>
    </style:style>
    <style:style style:name="gr83" style:family="graphic" style:parent-style-name="standard">
      <style:graphic-properties draw:fill-color="#e0c2cd" draw:textarea-horizontal-align="justify" draw:textarea-vertical-align="middle" draw:auto-grow-height="false" fo:min-height="0.25cm" fo:min-width="0.253cm"/>
    </style:style>
    <style:style style:name="gr84" style:family="graphic" style:parent-style-name="standard">
      <style:graphic-properties draw:fill-color="#e0c2cd" draw:textarea-horizontal-align="justify" draw:textarea-vertical-align="middle" draw:auto-grow-height="false" fo:min-height="0.75cm" fo:min-width="1.19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fffff"/>
      <style:paragraph-properties fo:text-align="end" style:writing-mode="lr-tb"/>
      <style:text-properties fo:font-size="11pt" style:font-size-asian="11pt" style:font-size-complex="11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ffdbb6"/>
      <style:paragraph-properties fo:text-align="center" style:writing-mode="lr-tb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e8f2a1"/>
      <style:paragraph-properties fo:text-align="center"/>
    </style:style>
    <style:style style:name="P18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style:paragraph-properties fo:text-align="end" style:writing-mode="lr-tb"/>
    </style:style>
    <style:style style:name="P23" style:family="paragraph">
      <loext:graphic-properties draw:fill-color="#ffffff"/>
      <style:paragraph-properties fo:text-align="end" style:writing-mode="lr-tb"/>
    </style:style>
    <style:style style:name="P24" style:family="paragraph">
      <loext:graphic-properties draw:fill-color="#729fcf"/>
      <style:paragraph-properties fo:text-align="center" style:writing-mode="lr-tb"/>
    </style:style>
    <style:style style:name="P25" style:family="paragraph">
      <loext:graphic-properties draw:fill-color="#e0c2cd"/>
      <style:paragraph-properties fo:text-align="center"/>
    </style:style>
    <style:style style:name="P26" style:family="paragraph">
      <loext:graphic-properties draw:fill-color="#f7d1d5"/>
      <style:paragraph-properties fo:text-align="center"/>
    </style:style>
    <style:style style:name="P27" style:family="paragraph">
      <loext:graphic-properties draw:fill-color="#e0c2cd"/>
      <style:paragraph-properties fo:text-align="center" style:writing-mode="lr-tb"/>
    </style:style>
    <style:style style:name="P28" style:family="paragraph">
      <loext:graphic-properties draw:fill-color="#f7d1d5"/>
      <style:paragraph-properties fo:text-align="center" style:writing-mode="lr-tb"/>
    </style:style>
    <style:style style:name="P29" style:family="paragraph">
      <loext:graphic-properties draw:fill-color="#77bc65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-color="#dee6e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4pt"/>
    </style:style>
    <style:style style:name="P34" style:family="paragraph">
      <loext:graphic-properties draw:fill-color="#8e86ae"/>
      <style:paragraph-properties fo:text-align="center"/>
    </style:style>
    <style:style style:name="P35" style:family="paragraph">
      <loext:graphic-properties draw:fill-color="#8e86ae"/>
      <style:paragraph-properties fo:text-align="center" style:writing-mode="lr-tb"/>
    </style:style>
    <style:style style:name="P36" style:family="paragraph">
      <loext:graphic-properties draw:fill-color="#dee6ef"/>
      <style:paragraph-properties fo:text-align="center" style:writing-mode="lr-tb"/>
    </style:style>
    <style:style style:name="P37" style:family="paragraph">
      <loext:graphic-properties draw:fill-color="#00a933"/>
      <style:paragraph-properties fo:text-align="center"/>
    </style:style>
    <style:style style:name="P38" style:family="paragraph">
      <loext:graphic-properties draw:fill-color="#ff972f"/>
      <style:paragraph-properties fo:text-align="center"/>
    </style:style>
    <style:style style:name="P39" style:family="paragraph">
      <loext:graphic-properties draw:fill-color="#8ebbea"/>
      <style:paragraph-properties fo:text-align="center"/>
    </style:style>
    <style:style style:name="P40" style:family="paragraph">
      <loext:graphic-properties draw:fill-color="#ffff38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13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2.742cm" svg:x="12.5cm" svg:y="1.5cm">
            <draw:text-box>
              <text:p>Ins/Outs</text:p>
            </draw:text-box>
          </draw:frame>
        </draw:g>
        <draw:g>
          <draw:g>
            <draw:custom-shape draw:style-name="gr3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5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21.476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8.381cm" svg:height="2.69cm" svg:x="1.274cm" svg:y="15.25cm">
            <draw:text-box>
              <text:p>Sensors</text:p>
            </draw:text-box>
          </draw:frame>
        </draw:g>
        <draw:g>
          <draw:custom-shape draw:style-name="gr8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0" draw:text-style-name="P1" draw:layer="layout" svg:width="17.25cm" svg:height="6.75cm" svg:x="23.25cm" svg:y="2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397cm" svg:x="23.25cm" svg:y="21.5cm">
            <draw:text-box>
              <text:p>Motion</text:p>
            </draw:text-box>
          </draw:frame>
        </draw:g>
        <draw:g>
          <draw:custom-shape draw:style-name="gr12" draw:text-style-name="P1" draw:layer="layout" svg:width="17.25cm" svg:height="12.75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6.732cm" svg:height="2.638cm" svg:x="23.25cm" svg:y="8.25cm">
            <draw:text-box>
              <text:p>Hats</text:p>
            </draw:text-box>
          </draw:frame>
        </draw:g>
        <draw:custom-shape draw:style-name="gr14" draw:text-style-name="P5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3.75cm" svg:y1="4.5cm" svg:x2="3.75cm" svg:y2="7cm">
          <text:p/>
        </draw:line>
        <draw:line draw:style-name="gr16" draw:text-style-name="P6" draw:layer="layout" svg:x1="3.75cm" svg:y1="8.75cm" svg:x2="3.75cm" svg:y2="11.5cm">
          <text:p/>
        </draw:line>
        <draw:g>
          <draw:custom-shape draw:style-name="gr17" draw:text-style-name="P7" draw:layer="layout" svg:width="1.962cm" svg:height="1.821cm" draw:transform="rotate (1.5707963267949) translate (2.179cm 2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draw:layer="layout" svg:width="2.207cm" svg:height="1.821cm" draw:transform="rotate (1.5707963267949) translate (2.179cm 26.02cm)">
            <text:p text:style-name="P8"><text:span text:style-name="T1">Comp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0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1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5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2" draw:layer="layout" svg:width="1.077cm" svg:height="1cm" draw:transform="rotate (-1.5704472609445) translate (8.25cm 9.2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2" draw:layer="layout" svg:width="1.077cm" svg:height="1cm" draw:transform="rotate (1.58091923645646) translate (7.268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2" draw:layer="layout" svg:width="1.077cm" svg:height="1cm" draw:transform="rotate (1.58091923645646) translate (9.75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4" draw:text-style-name="P6" draw:layer="layout" svg:x1="3.75cm" svg:y1="5.25cm" svg:x2="7.25cm" svg:y2="5.25cm">
          <text:p/>
        </draw:line>
        <draw:line draw:style-name="gr25" draw:text-style-name="P6" draw:layer="layout" svg:x1="3.75cm" svg:y1="10.5cm" svg:x2="7.25cm" svg:y2="10.5cm">
          <text:p/>
        </draw:line>
        <draw:frame draw:style-name="gr26" draw:text-style-name="P14" draw:layer="layout" svg:width="1cm" svg:height="1cm" svg:x="7.25cm" svg:y="4.5cm">
          <draw:text-box>
            <text:p text:style-name="P13"><text:span text:style-name="T1">1</text:span></text:p>
          </draw:text-box>
        </draw:frame>
        <draw:frame draw:style-name="gr26" draw:text-style-name="P14" draw:layer="layout" svg:width="1cm" svg:height="1cm" svg:x="9.75cm" svg:y="4.5cm">
          <draw:text-box>
            <text:p text:style-name="P13"><text:span text:style-name="T1">2</text:span></text:p>
          </draw:text-box>
        </draw:frame>
        <draw:frame draw:style-name="gr26" draw:text-style-name="P14" draw:layer="layout" svg:width="1cm" svg:height="1cm" svg:x="7.25cm" svg:y="10cm">
          <draw:text-box>
            <text:p text:style-name="P13"><text:span text:style-name="T1">3</text:span></text:p>
          </draw:text-box>
        </draw:frame>
        <draw:line draw:style-name="gr27" draw:text-style-name="P6" draw:layer="layout" svg:x1="5.5cm" svg:y1="12.25cm" svg:x2="8.75cm" svg:y2="12.25cm">
          <text:p/>
        </draw:line>
        <draw:g>
          <draw:g>
            <draw:custom-shape draw:style-name="gr28" draw:text-style-name="P1" draw:layer="layout" svg:width="1.077cm" svg:height="1cm" draw:transform="rotate (1.5709708597201) translate (9.741cm 4.495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9" draw:text-style-name="P16" draw:layer="layout" svg:width="1cm" svg:height="1.169cm" svg:x="9.75cm" svg:y="2.831cm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2" draw:layer="layout" svg:width="1cm" svg:height="1cm" svg:x="36.5cm" svg:y="9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1" draw:text-style-name="P16" draw:layer="layout" svg:width="1cm" svg:height="1.084cm" draw:transform="skewX (0.0193731546971371) translate (36.5cm 9.166cm)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2" draw:text-style-name="P17" draw:layer="layout" svg:width="1.077cm" svg:height="1cm" draw:transform="rotate (-1.5707963267949) translate (10.754cm 9.22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3" draw:text-style-name="P18" draw:layer="layout" svg:width="1.212cm" svg:height="1cm" draw:transform="rotate (-1.5707963267949) translate (10.754cm 9.786cm)">
              <text:p text:style-name="P15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4" draw:text-style-name="P17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17" draw:layer="layout" svg:width="1.077cm" svg:height="1cm" svg:x="19.75cm" svg:y="26.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5" draw:text-style-name="P19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7" draw:layer="layout" svg:width="1.962cm" svg:height="1.821cm" draw:transform="rotate (1.5707963267949) translate (4.679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20" draw:layer="layout" svg:width="2.207cm" svg:height="1.821cm" draw:transform="rotate (1.5707963267949) translate (4.679cm 25.957cm)">
            <text:p text:style-name="P8"><text:span text:style-name="T1">MU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7" draw:layer="layout" svg:width="1.962cm" svg:height="1.821cm" draw:transform="rotate (1.5707963267949) translate (7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9" draw:layer="layout" svg:width="2.207cm" svg:height="1.821cm" draw:transform="rotate (1.5707963267949) translate (7.25cm 25.957cm)">
              <text:p text:style-name="P8"><text:span text:style-name="T1">Tem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9.679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0" draw:layer="layout" svg:width="2.207cm" svg:height="1.821cm" draw:transform="rotate (1.5707963267949) translate (9.679cm 25.957cm)">
              <text:p text:style-name="P8"><text:span text:style-name="T1">Humid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2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9" draw:layer="layout" svg:width="2.207cm" svg:height="1.821cm" draw:transform="rotate (1.5707963267949) translate (12cm 25.957cm)">
              <text:p text:style-name="P8"><text:span text:style-name="T1">Press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4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0" draw:layer="layout" svg:width="2.207cm" svg:height="1.821cm" draw:transform="rotate (1.5707963267949) translate (14.25cm 25.957cm)">
              <text:p text:style-name="P8"><text:span text:style-name="T1">IM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6.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9" draw:layer="layout" svg:width="2.207cm" svg:height="1.821cm" draw:transform="rotate (1.5707963267949) translate (16.5cm 25.957cm)">
              <text:p text:style-name="P8"><text:span text:style-name="T1">Current Moni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36" draw:text-style-name="P6" draw:layer="layout" svg:x1="5.75cm" svg:y1="21.75cm" svg:x2="5.626cm" svg:y2="23.747cm">
          <text:p/>
        </draw:line>
        <draw:frame draw:style-name="gr37" draw:text-style-name="P2" draw:layer="layout" svg:width="4.376cm" svg:height="0.962cm" svg:x="4.124cm" svg:y="17.25cm">
          <draw:text-box>
            <text:p>Light Sensors</text:p>
          </draw:text-box>
        </draw:frame>
        <draw:frame draw:style-name="gr38" draw:text-style-name="P2" draw:layer="layout" svg:width="3.25cm" svg:height="2cm" svg:x="17.25cm" svg:y="27.5cm">
          <draw:text-box>
            <text:p>I2C Bus</text:p>
          </draw:text-box>
        </draw:frame>
        <draw:g>
          <draw:g>
            <draw:custom-shape draw:style-name="gr39" draw:text-style-name="P21" draw:layer="layout" svg:width="1.077cm" svg:height="1cm" svg:x="20cm" svg:y="20.9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17" draw:text-style-name="P7" draw:layer="layout" svg:width="1.962cm" svg:height="1.821cm" draw:transform="rotate (1.5707963267949) translate (13.75cm 21.18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8" draw:text-style-name="P23" draw:layer="layout" svg:width="2.207cm" svg:height="1.821cm" draw:transform="rotate (1.5707963267949) translate (13.75cm 20.207cm)">
                <text:p text:style-name="P22">GP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0" draw:text-style-name="P13" draw:layer="layout" svg:width="6.25cm" svg:height="0.25cm" svg:x="13.75cm" svg:y="21.187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2" draw:layer="layout" svg:width="4.75cm" svg:height="1.5cm" svg:x="16.75cm" svg:y="21.437cm">
              <draw:text-box>
                <text:p>serial 1</text:p>
              </draw:text-box>
            </draw:frame>
            <draw:custom-shape draw:style-name="gr42" draw:text-style-name="P24" draw:layer="layout" svg:width="1.212cm" svg:height="1cm" svg:x="20.538cm" svg:y="20.937cm">
              <text:p text:style-name="P3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3" draw:text-style-name="P25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5" draw:text-style-name="P26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6" draw:text-style-name="P26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47" draw:text-style-name="P26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46" draw:text-style-name="P26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6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8" draw:text-style-name="P2" draw:layer="layout" svg:width="4cm" svg:height="0.962cm" svg:x="15.25cm" svg:y="2.538cm">
          <draw:text-box>
            <text:p>Pi Camera</text:p>
          </draw:text-box>
        </draw:frame>
        <draw:frame draw:style-name="gr49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50" draw:text-style-name="P25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1" draw:text-style-name="P27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26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3" draw:text-style-name="P28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  <draw:custom-shape draw:style-name="gr54" draw:text-style-name="P26" draw:layer="layout" svg:width="1.173cm" svg:height="1cm" svg:x="27.326cm" svg:y="3.75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55" draw:text-style-name="P28" draw:layer="layout" svg:width="1.921cm" svg:height="1cm" svg:x="26cm" svg:y="3.75cm">
            <text:p text:style-name="P3">F</text:p>
            <text:p text:style-name="P3"><text:span text:style-name="T2">USB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6" draw:text-style-name="P29" draw:layer="layout" svg:width="9.75cm" svg:height="2.75cm" svg:x="28.5cm" svg:y="2.25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2" draw:layer="layout" svg:width="7.75cm" svg:height="1.5cm" svg:x="28.75cm" svg:y="2.5cm">
              <draw:text-box>
                <text:p text:style-name="P30">Raspberry Pi Zero 2 W</text:p>
              </draw:text-box>
            </draw:frame>
          </draw:g>
        </draw:g>
        <draw:custom-shape draw:style-name="gr19" draw:text-style-name="P10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7" draw:text-style-name="P31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0" draw:text-style-name="P11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0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2" draw:text-style-name="P17" draw:layer="layout" svg:width="1.077cm" svg:height="1cm" svg:x="38.25cm" svg:y="3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788cm" svg:y="3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58" draw:text-style-name="P6" draw:layer="layout" svg:x1="36.25cm" svg:y1="10.75cm" svg:x2="36.25cm" svg:y2="5cm">
          <text:p/>
        </draw:line>
        <draw:frame draw:style-name="gr59" draw:text-style-name="P32" draw:layer="layout" svg:width="6cm" svg:height="1.25cm" svg:x="36.25cm" svg:y="5.5cm">
          <draw:text-box>
            <text:p><text:span text:style-name="T1">Power</text:span></text:p>
          </draw:text-box>
        </draw:frame>
        <draw:g>
          <draw:custom-shape draw:style-name="gr60" draw:text-style-name="P7" draw:layer="layout" svg:width="0.808cm" svg:height="0.75cm" draw:transform="rotate (1.5707963267949) translate (33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3cm 10.313cm)">
            <text:p text:style-name="P8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7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7cm 10.313cm)">
            <text:p text:style-name="P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2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2.25cm 10.313cm)">
            <text:p text:style-name="P8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7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7.75cm 10.313cm)">
            <text:p text:style-name="P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8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8.5cm 10.313cm)">
            <text:p text:style-name="P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29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29.25cm 10.313cm)">
            <text:p text:style-name="P8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0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0cm 10.313cm)">
            <text:p text:style-name="P8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0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0.75cm 10.313cm)">
            <text:p text:style-name="P8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1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1.5cm 10.313cm)">
            <text:p text:style-name="P8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7" draw:layer="layout" svg:width="0.808cm" svg:height="0.75cm" draw:transform="rotate (1.5707963267949) translate (33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1" draw:text-style-name="P20" draw:layer="layout" svg:width="1.063cm" svg:height="0.75cm" draw:transform="rotate (1.5707963267949) translate (33.75cm 10.313cm)">
            <text:p text:style-name="P8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0" draw:text-style-name="P7" draw:layer="layout" svg:width="0.808cm" svg:height="0.75cm" draw:transform="rotate (1.5707963267949) translate (26.2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1" draw:text-style-name="P20" draw:layer="layout" svg:width="1.063cm" svg:height="0.75cm" draw:transform="rotate (1.5707963267949) translate (26.25cm 10.313cm)">
              <text:p text:style-name="P8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" draw:layer="layout" svg:width="3.75cm" svg:height="3cm" svg:x="24cm" svg:y="24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0" draw:text-style-name="P7" draw:layer="layout" svg:width="0.558cm" svg:height="0.75cm" draw:transform="rotate (1.5707963267949) translate (24.7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3" draw:text-style-name="P20" draw:layer="layout" svg:width="1cm" svg:height="0.75cm" draw:transform="rotate (1.5707963267949) translate (24.75cm 26.5cm)">
                <text:p text:style-name="P8"><text:span text:style-name="T1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0" draw:text-style-name="P7" draw:layer="layout" svg:width="0.558cm" svg:height="0.75cm" draw:transform="rotate (1.5707963267949) translate (25.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3" draw:text-style-name="P20" draw:layer="layout" svg:width="1cm" svg:height="0.75cm" draw:transform="rotate (1.5707963267949) translate (25.5cm 26.5cm)">
                <text:p text:style-name="P8"><text:span text:style-name="T1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0" draw:text-style-name="P7" draw:layer="layout" svg:width="0.558cm" svg:height="0.75cm" draw:transform="rotate (1.5707963267949) translate (26.2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3" draw:text-style-name="P20" draw:layer="layout" svg:width="1cm" svg:height="0.75cm" draw:transform="rotate (1.5707963267949) translate (26.25cm 26.5cm)">
                <text:p text:style-name="P8"><text:span text:style-name="T1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64" draw:text-style-name="P33" draw:layer="layout" svg:width="3cm" svg:height="0.806cm" svg:x="24cm" svg:y="24.5cm">
              <draw:text-box>
                <text:p><text:span text:style-name="T3">Leg</text:span></text:p>
              </draw:text-box>
            </draw:frame>
          </draw:g>
          <draw:g>
            <draw:custom-shape draw:style-name="gr60" draw:text-style-name="P7" draw:layer="layout" svg:width="0.808cm" svg:height="0.75cm" draw:transform="rotate (1.5707963267949) translate (34.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1" draw:text-style-name="P20" draw:layer="layout" svg:width="1.063cm" svg:height="0.75cm" draw:transform="rotate (1.5707963267949) translate (34.5cm 10.313cm)">
              <text:p text:style-name="P8"><text:span text:style-name="T1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65" draw:text-style-name="P34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57" draw:text-style-name="P31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66" draw:text-style-name="P35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2" draw:text-style-name="P17" draw:layer="layout" svg:width="1.077cm" svg:height="1cm" svg:x="37.5cm" svg:y="12.7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5" draw:text-style-name="P19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39" draw:text-style-name="P21" draw:layer="layout" svg:width="1.077cm" svg:height="1cm" draw:transform="rotate (-3.14159265358979) translate (26cm 15.2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7" draw:text-style-name="P31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42" draw:text-style-name="P24" draw:layer="layout" svg:width="1.212cm" svg:height="1cm" svg:x="24.25cm" svg:y="14.2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4.2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4.2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7" draw:text-style-name="P31" draw:layer="layout" svg:width="1.077cm" svg:height="1cm" svg:x="37.5cm" svg:y="15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8" draw:text-style-name="P36" draw:layer="layout" svg:width="1.212cm" svg:height="1cm" svg:x="38.038cm" svg:y="15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7" draw:text-style-name="P31" draw:layer="layout" svg:width="1.077cm" svg:height="1cm" svg:x="38.25cm" svg:y="2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8" draw:text-style-name="P36" draw:layer="layout" svg:width="1.212cm" svg:height="1cm" svg:x="38.788cm" svg:y="2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8" draw:text-style-name="P1" draw:layer="layout" svg:width="1.077cm" svg:height="1cm" draw:transform="rotate (-3.14159265358979) translate (26cm 17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7" draw:text-style-name="P31" draw:layer="layout" svg:width="11.5cm" svg:height="1.25cm" svg:x="26cm" svg:y="16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6.75cm">
            <draw:text-box>
              <text:p>Motor Driver hat</text:p>
            </draw:text-box>
          </draw:frame>
          <draw:custom-shape draw:style-name="gr69" draw:text-style-name="P5" draw:layer="layout" svg:width="1.212cm" svg:height="1cm" svg:x="24.25cm" svg:y="16.75cm">
            <text:p text:style-name="P3">H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6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6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7" draw:text-style-name="P31" draw:layer="layout" svg:width="11.5cm" svg:height="1.25cm" svg:x="26cm" svg:y="18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8.75cm">
            <draw:text-box>
              <text:p>Sense hat</text:p>
            </draw:text-box>
          </draw:frame>
          <draw:g>
            <draw:custom-shape draw:style-name="gr32" draw:text-style-name="P17" draw:layer="layout" svg:width="1.077cm" svg:height="1cm" svg:x="37.5cm" svg:y="18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8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70" draw:text-style-name="P1" draw:layer="layout" svg:width="5.975cm" svg:height="3.801cm" svg:x="13.275cm" svg:y="10.39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71" draw:text-style-name="P7" draw:layer="layout" svg:width="1.886cm" svg:height="1.75cm" draw:transform="rotate (1.5707963267949) translate (2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3.75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3.75cm 20.515cm)">
                <text:p text:style-name="P3">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5.5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5.5cm 20.515cm)">
                <text:p text:style-name="P3">3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7.25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7.25cm 20.515cm)">
                <text:p text:style-name="P3">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1" draw:text-style-name="P7" draw:layer="layout" svg:width="1.886cm" svg:height="1.75cm" draw:transform="rotate (1.5707963267949) translate (9cm 21.4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2" draw:text-style-name="P5" draw:layer="layout" svg:width="2.121cm" svg:height="1.75cm" draw:transform="rotate (1.5707963267949) translate (9cm 20.515cm)">
                <text:p text:style-name="P3">5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73" draw:text-style-name="P17" draw:layer="layout" svg:width="8.75cm" svg:height="0.25cm" svg:x="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5" draw:layer="layout" svg:width="2.121cm" svg:height="1.75cm" draw:transform="rotate (1.5707963267949) translate (2cm 20.515cm)">
              <text:p text:style-name="P3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g>
                <draw:g>
                  <draw:custom-shape draw:style-name="gr74" draw:text-style-name="P1" draw:layer="layout" svg:width="1.5cm" svg:height="2.25cm" svg:x="13.75cm" svg:y="10.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5" draw:text-style-name="P1" draw:layer="layout" svg:width="0.75cm" svg:height="0.75cm" svg:x="14.25cm" svg:y="1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6" draw:text-style-name="P1" draw:layer="layout" svg:width="1.25cm" svg:height="1.25cm" svg:x="13.7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74" draw:text-style-name="P1" draw:layer="layout" svg:width="1.5cm" svg:height="2.25cm" svg:x="15.75cm" svg:y="10.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5" draw:text-style-name="P1" draw:layer="layout" svg:width="0.75cm" svg:height="0.75cm" svg:x="16.25cm" svg:y="1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6" draw:text-style-name="P1" draw:layer="layout" svg:width="1.25cm" svg:height="1.25cm" svg:x="15.7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41" draw:text-style-name="P2" draw:layer="layout" svg:width="6.25cm" svg:height="1.5cm" svg:x="13.5cm" svg:y="13cm">
              <draw:text-box>
                <text:p>Speakers</text:p>
              </draw:text-box>
            </draw:frame>
            <draw:g>
              <draw:custom-shape draw:style-name="gr65" draw:text-style-name="P34" draw:layer="layout" svg:width="1.077cm" svg:height="1cm" svg:x="17.25cm" svg:y="12.25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6" draw:text-style-name="P35" draw:layer="layout" svg:width="1.212cm" svg:height="1cm" svg:x="17.788cm" svg:y="12.25cm">
                <text:p text:style-name="P3">G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7" draw:text-style-name="P1" draw:layer="layout" svg:width="9.25cm" svg:height="2.25cm" svg:x="13cm" svg:y="7.75cm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5.5cm" svg:height="1cm" svg:x="13cm" svg:y="7.75cm">
          <draw:text-box>
            <text:p>Status LEDs</text:p>
          </draw:text-box>
        </draw:frame>
        <draw:custom-shape draw:style-name="gr78" draw:text-style-name="P37" draw:layer="layout" svg:width="0.5cm" svg:height="0.5cm" svg:x="13.251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7" draw:layer="layout" svg:width="0.5cm" svg:height="0.5cm" svg:x="14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7" draw:layer="layout" svg:width="0.5cm" svg:height="0.5cm" svg:x="14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8" draw:layer="layout" svg:width="0.5cm" svg:height="0.5cm" svg:x="15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0.5cm" svg:height="0.5cm" svg:x="16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5cm" svg:height="0.5cm" svg:x="17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2" draw:text-style-name="P26" draw:layer="layout" svg:width="1.077cm" svg:height="1cm" svg:x="17.75cm" svg:y="8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40" draw:layer="layout" svg:width="1.212cm" svg:height="1cm" svg:x="18.288cm" svg:y="8.5cm">
            <text:p text:style-name="P3">K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6" draw:layer="layout" svg:width="1.077cm" svg:height="1cm" draw:transform="rotate (-3.14159265358979) translate (26cm 16.25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2" draw:text-style-name="P40" draw:layer="layout" svg:width="1.212cm" svg:height="1cm" svg:x="24.25cm" svg:y="15.25cm">
              <text:p text:style-name="P3">K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3" draw:text-style-name="P25" draw:layer="layout" svg:width="1.505cm" svg:height="1cm" svg:x="26.995cm" svg:y="2.2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4" draw:text-style-name="P27" draw:layer="layout" svg:width="1.694cm" svg:height="1cm" svg:x="26cm" svg:y="2.25cm">
              <text:p text:style-name="P3">E</text:p>
              <text:p text:style-name="P3"><text:span text:style-name="T2">Pi Cam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30T05:40:45.915484143</meta:creation-date>
    <dc:date>2022-06-30T19:43:23.286329432</dc:date>
    <meta:editing-duration>PT6H7M43S</meta:editing-duration>
    <meta:editing-cycles>36</meta:editing-cycles>
    <meta:generator>LibreOffice/7.2.5.2$MacOSX_AARCH64 LibreOffice_project/499f9727c189e6ef3471021d6132d4c694f357e5</meta:generator>
    <meta:document-statistic meta:object-count="271"/>
  </office:meta>
</office:document-meta>
</file>